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5000000050FDBF5AEDC35C45F8.jpg" manifest:media-type="image/jpeg"/>
  <manifest:file-entry manifest:full-path="Pictures/100000000000012C000000C8FD56CE0F050A54A8.jpg" manifest:media-type="image/jpeg"/>
  <manifest:file-entry manifest:full-path="Pictures/100000000000005700000057E486C1413A8DF50C.jpg" manifest:media-type="image/jpeg"/>
  <manifest:file-entry manifest:full-path="Pictures/1000000000000050000000501359164F859D27E6.jpg" manifest:media-type="image/jpeg"/>
  <manifest:file-entry manifest:full-path="Pictures/10000000000003E8000003E8028F5A141AE0D0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9.8cm" fo:min-width="13.9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6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7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0.95cm" fo:min-width="1.8cm"/>
    </style:style>
    <style:style style:name="gr8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2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13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15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16" style:family="graphic" style:parent-style-name="objectwithoutfill">
      <style:graphic-properties draw:stroke="solid" draw:stroke-dash="Line_20_Style_20_9" svg:stroke-color="#00ffff" draw:marker-start="" draw:marker-end="Arrow" draw:fill="none" draw:textarea-vertical-align="middle"/>
    </style:style>
    <style:style style:name="gr17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637cm"/>
    </style:style>
    <style:style style:name="gr21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1.75cm" fo:min-width="0.4cm"/>
    </style:style>
    <style:style style:name="gr22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3.35cm" fo:min-width="0.4cm"/>
    </style:style>
    <style:style style:name="gr23" style:family="graphic" style:parent-style-name="standard">
      <style:graphic-properties draw:stroke="solid" draw:stroke-dash="Line_20_Style_20_9" svg:stroke-width="0cm" draw:marker-start="" draw:marker-end="" draw:fill-color="#2c001e" draw:textarea-horizontal-align="justify" draw:textarea-vertical-align="middle" draw:auto-grow-height="false" fo:min-height="0.95cm" fo:min-width="9.4cm"/>
    </style:style>
    <style:style style:name="gr24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0.95cm" fo:min-width="1.1cm"/>
    </style:style>
    <style:style style:name="gr25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start="Arrowheads_20_1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30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0.7cm"/>
    </style:style>
    <style:style style:name="gr31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4.054cm" fo:min-width="0.706cm"/>
    </style:style>
    <style:style style:name="gr32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1.7cm"/>
    </style:style>
    <style:style style:name="gr33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5cm"/>
    </style:style>
    <style:style style:name="gr34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1.423cm"/>
    </style:style>
    <style:style style:name="gr37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marker-start="" draw:marker-end="" draw:fill-color="#77216f" draw:textarea-horizontal-align="justify" draw:textarea-vertical-align="middle" draw:auto-grow-height="false" fo:min-height="1.376cm" fo:min-width="15.726cm"/>
    </style:style>
    <style:style style:name="gr39" style:family="graphic" style:parent-style-name="objectwithoutfill">
      <style:graphic-properties svg:stroke-width="0.3cm" svg:stroke-color="#cc0000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0" style:family="graphic" style:parent-style-name="objectwithoutfill">
      <style:graphic-properties svg:stroke-width="0.3cm" svg:stroke-color="#666666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1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43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gr4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color="#00ffff" draw:fill="none" draw:textarea-vertical-align="middle"/>
    </style:style>
    <style:style style:name="gr47" style:family="graphic" style:parent-style-name="objectwithoutfill">
      <style:graphic-properties draw:stroke="solid" draw:stroke-dash="Line_20_Style_20_9" svg:stroke-width="0cm" svg:stroke-color="#00ff66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8" style:family="graphic" style:parent-style-name="objectwithoutfill">
      <style:graphic-properties svg:stroke-color="#00ff66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2.134cm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1.15cm" fo:min-width="1.8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2c001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77216f"/>
      <style:paragraph-properties fo:text-align="center"/>
    </style:style>
    <style:style style:name="P17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10.05cm" svg:x="15.9cm" svg:y="5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cm" svg:height="10.05cm" svg:x="1.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6.6cm">
          <text:p text:style-name="P2"><text:span text:style-name="T1">Led</text:span></text:p>
          <text:p text:style-name="P2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0.5cm">
          <text:p text:style-name="P2"><text:span text:style-name="T1">Led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2cm">
          <text:p text:style-name="P2"><text:span text:style-name="T1">Led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3.3cm">
          <text:p text:style-name="P2"><text:span text:style-name="T1">Led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cm" svg:y1="15.4cm" svg:x2="10.8cm" svg:y2="5.4cm">
          <text:p/>
        </draw:line>
        <draw:line draw:style-name="gr4" draw:text-style-name="P4" draw:layer="layout" svg:x1="10.8cm" svg:y1="10.2cm" svg:x2="1cm" svg:y2="10.2cm">
          <text:p/>
        </draw:line>
        <draw:custom-shape draw:style-name="gr5" draw:text-style-name="P5" draw:layer="layout" svg:width="1.9cm" svg:height="1.3cm" svg:x="2.9cm" svg:y="6.3cm">
          <text:p text:style-name="P2"><text:span text:style-name="T1">Regulation </text:span></text:p>
          <text:p text:style-name="P2"><text:span text:style-name="T1">3V3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5cm" svg:y1="7.1cm" svg:x2="2.9cm" svg:y2="7.1cm">
          <text:p/>
        </draw:line>
        <draw:custom-shape draw:style-name="gr5" draw:text-style-name="P5" draw:layer="layout" svg:width="1.9cm" svg:height="1.3cm" svg:x="2.9cm" svg:y="6.3cm">
          <text:p text:style-name="P2"><text:span text:style-name="T1">Régulation </text:span></text:p>
          <text:p text:style-name="P2"><text:span text:style-name="T1">3.3VD/2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3cm" svg:x="2.9cm" svg:y="11.9cm">
          <text:p text:style-name="P2"><text:span text:style-name="T1">Régulation </text:span></text:p>
          <text:p text:style-name="P2"><text:span text:style-name="T1">+12VA1,25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1.2cm" svg:x="5.1cm" svg:y="4.9cm">
          <text:p text:style-name="P2"><text:span text:style-name="T1">ARRET</text:span></text:p>
          <text:p text:style-name="P2"><text:span text:style-name="T1">URGENCE</text:span></text:p>
          <text:p text:style-name="P2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7cm" svg:y1="11cm" svg:x2="8.7cm" svg:y2="6.1cm">
          <text:p/>
        </draw:line>
        <draw:line draw:style-name="gr9" draw:text-style-name="P7" draw:layer="layout" svg:x1="2.5cm" svg:y1="13.8cm" svg:x2="7.3cm" svg:y2="13.8cm">
          <text:p text:style-name="P2"><text:span text:style-name="T2"><text:s text:c="9"/></text:span><text:span text:style-name="T2">+BATT</text:span></text:p>
          <text:p text:style-name="P2"><text:span text:style-name="T2"/></text:p>
          <text:p text:style-name="P2"><text:span text:style-name="T2"/></text:p>
        </draw:line>
        <draw:line draw:style-name="gr10" draw:text-style-name="P4" draw:layer="layout" svg:x1="4.8cm" svg:y1="12.7cm" svg:x2="7.3cm" svg:y2="12.7cm">
          <text:p/>
        </draw:line>
        <draw:line draw:style-name="gr11" draw:text-style-name="P4" draw:layer="layout" svg:x1="2.501cm" svg:y1="12.5cm" svg:x2="2.901cm" svg:y2="12.5cm">
          <text:p/>
        </draw:line>
        <draw:custom-shape draw:style-name="gr12" draw:text-style-name="P8" draw:layer="layout" svg:width="1.4cm" svg:height="2.5cm" svg:x="11.3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5.7cm" svg:y1="4.4cm" svg:x2="15.7cm" svg:y2="16.3cm">
          <text:p/>
        </draw:line>
        <draw:line draw:style-name="gr14" draw:text-style-name="P4" draw:layer="layout" svg:x1="4.8cm" svg:y1="6.7cm" svg:x2="5.7cm" svg:y2="6.7cm">
          <text:p/>
        </draw:line>
        <draw:line draw:style-name="gr14" draw:text-style-name="P4" draw:layer="layout" svg:x1="5.7cm" svg:y1="6.7cm" svg:x2="5.7cm" svg:y2="9.1cm">
          <text:p/>
        </draw:line>
        <draw:line draw:style-name="gr15" draw:text-style-name="P9" draw:layer="layout" svg:x1="5.7cm" svg:y1="9.1cm" svg:x2="11.3cm" svg:y2="9.1cm">
          <text:p text:style-name="P2"><text:span text:style-name="T3"><text:s text:c="36"/></text:span><text:span text:style-name="T3">+3.3VD</text:span></text:p>
          <text:p text:style-name="P2"><text:span text:style-name="T3"/></text:p>
        </draw:line>
        <draw:line draw:style-name="gr16" draw:text-style-name="P9" draw:layer="layout" svg:x1="5.2cm" svg:y1="9.5cm" svg:x2="11.3cm" svg:y2="9.5cm">
          <text:p text:style-name="P2"><text:span text:style-name="T3"><text:s text:c="39"/></text:span><text:span text:style-name="T3">+5VD</text:span></text:p>
          <text:p text:style-name="P2"><text:span text:style-name="T3"/></text:p>
        </draw:line>
        <draw:line draw:style-name="gr17" draw:text-style-name="P4" draw:layer="layout" svg:x1="11.3cm" svg:y1="11cm" svg:x2="7.3cm" svg:y2="11cm">
          <text:p/>
        </draw:line>
        <draw:line draw:style-name="gr18" draw:text-style-name="P4" draw:layer="layout" svg:x1="12.7cm" svg:y1="10.2cm" svg:x2="13.2cm" svg:y2="10.2cm">
          <text:p/>
        </draw:line>
        <draw:line draw:style-name="gr19" draw:text-style-name="P4" draw:layer="layout" svg:x1="12cm" svg:y1="8.8cm" svg:x2="12cm" svg:y2="8.3cm">
          <text:p/>
        </draw:line>
        <draw:line draw:style-name="gr19" draw:text-style-name="P4" draw:layer="layout" svg:x1="12cm" svg:y1="11.3cm" svg:x2="12cm" svg:y2="11.8cm">
          <text:p/>
        </draw:line>
        <draw:line draw:style-name="gr19" draw:text-style-name="P4" draw:layer="layout" svg:x1="13.9cm" svg:y1="11.3cm" svg:x2="13.9cm" svg:y2="11.8cm">
          <text:p/>
        </draw:line>
        <draw:line draw:style-name="gr19" draw:text-style-name="P4" draw:layer="layout" svg:x1="13.9cm" svg:y1="8.801cm" svg:x2="13.9cm" svg:y2="8.301cm">
          <text:p/>
        </draw:line>
        <draw:frame draw:style-name="gr20" draw:text-style-name="P10" draw:layer="layout" svg:width="1.6cm" svg:height="0.887cm" svg:x="9.1cm" svg:y="10.5cm">
          <draw:text-box>
            <text:p><text:span text:style-name="T3"><text:s/></text:span><text:span text:style-name="T3">+BATT</text:span></text:p>
          </draw:text-box>
        </draw:frame>
        <draw:custom-shape draw:style-name="gr21" draw:text-style-name="P11" draw:layer="layout" svg:width="0.9cm" svg:height="2cm" draw:transform="rotate (1.5707963267949) translate (7.647cm 15.748cm)">
          <text:p text:style-name="P2"><text:span text:style-name="T1">M1A</text:span></text:p>
          <text:p text:style-name="P2"><text:span text:style-name="T1">M2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9cm" svg:height="3.6cm" svg:x="27.1cm" svg:y="9.8cm">
          <text:p text:style-name="P2"><text:span text:style-name="T1">C1A</text:span></text:p>
          <text:p text:style-name="P2"><text:span text:style-name="T1">C1B</text:span></text:p>
          <text:p text:style-name="P2"><text:span text:style-name="T1">C1Z</text:span></text:p>
          <text:p text:style-name="P2"><text:span text:style-name="T1">C2A</text:span></text:p>
          <text:p text:style-name="P2"><text:span text:style-name="T1">C2B</text:span></text:p>
          <text:p text:style-name="P2"><text:span text:style-name="T1">C2Z</text:span></text:p>
          <text:p text:style-name="P2"><text:span text:style-name="T1">GND</text:span></text:p>
          <text:p text:style-name="P2"><text:span text:style-name="T1">+12V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9.9cm" svg:height="1.2cm" svg:x="16.1cm" svg:y="14.6cm">
          <text:p text:style-name="P2"><text:span text:style-name="T1">HE10-40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6cm" svg:height="1.2cm" svg:x="7.9cm" svg:y="4.9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2cm" svg:height="1.2cm" svg:x="1.3cm" svg:y="4.6cm">
          <text:p text:style-name="P2"><text:span text:style-name="T4">BATT POWER</text:span></text:p>
          <text:p text:style-name="P2"><text:span text:style-name="T4"><text:s/></text:span><text:span text:style-name="T4">+16V 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1.3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6cm" svg:y1="13.5cm" svg:x2="16.6cm" svg:y2="12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7.887cm" svg:y1="14.6cm" svg:x2="18cm" svg:y2="6.2cm">
          <text:p text:style-name="P2"><text:span text:style-name="T2">UART</text:span></text:p>
          <text:p text:style-name="P2"><text:span text:style-name="T2"/></text:p>
        </draw:line>
        <draw:line draw:style-name="gr26" draw:text-style-name="P7" draw:layer="layout" svg:x1="19.6cm" svg:y1="14.7cm" svg:x2="19.7cm" svg:y2="6.2cm">
          <text:p text:style-name="P2"><text:span text:style-name="T2">IRQ[0..2]</text:span></text:p>
          <text:p text:style-name="P2"><text:span text:style-name="T2"/></text:p>
        </draw:line>
        <draw:line draw:style-name="gr26" draw:text-style-name="P7" draw:layer="layout" svg:x1="20.6cm" svg:y1="14.6cm" svg:x2="20.6cm" svg:y2="6.9cm">
          <text:p text:style-name="P2"><text:span text:style-name="T2">IO[0..5]</text:span></text:p>
          <text:p text:style-name="P2"><text:span text:style-name="T2"/></text:p>
        </draw:line>
        <draw:line draw:style-name="gr26" draw:text-style-name="P7" draw:layer="layout" svg:x1="21.4cm" svg:y1="14.6cm" svg:x2="21.4cm" svg:y2="9.4cm">
          <text:p text:style-name="P2"><text:span text:style-name="T2">Serv[1..6]</text:span></text:p>
          <text:p text:style-name="P2"><text:span text:style-name="T2"/></text:p>
        </draw:line>
        <draw:line draw:style-name="gr27" draw:text-style-name="P7" draw:layer="layout" svg:x1="22.6cm" svg:y1="14.6cm" svg:x2="22.6cm" svg:y2="12.6cm">
          <text:p text:style-name="P2"><text:span text:style-name="T2">Codeur1 (A.B.Z)</text:span></text:p>
          <text:p text:style-name="P2"><text:span text:style-name="T2"/></text:p>
        </draw:line>
        <draw:line draw:style-name="gr27" draw:text-style-name="P7" draw:layer="layout" svg:x1="24.084cm" svg:y1="14.6cm" svg:x2="24.1cm" svg:y2="12.6cm">
          <text:p text:style-name="P2"><text:span text:style-name="T2">Codeur2 (A.B.Z)</text:span></text:p>
          <text:p text:style-name="P2"><text:span text:style-name="T2"/></text:p>
        </draw:line>
        <draw:line draw:style-name="gr28" draw:text-style-name="P4" draw:layer="layout" svg:x1="27.1cm" svg:y1="12.6cm" svg:x2="24.1cm" svg:y2="12.6cm">
          <text:p/>
        </draw:line>
        <draw:line draw:style-name="gr28" draw:text-style-name="P4" draw:layer="layout" svg:x1="27.1cm" svg:y1="10.8cm" svg:x2="22.6cm" svg:y2="10.8cm">
          <text:p/>
        </draw:line>
        <draw:line draw:style-name="gr28" draw:text-style-name="P4" draw:layer="layout" svg:x1="22.6cm" svg:y1="12.6cm" svg:x2="22.6cm" svg:y2="10.8cm">
          <text:p/>
        </draw:line>
        <draw:custom-shape draw:style-name="gr29" draw:text-style-name="P14" draw:layer="layout" svg:width="1.2cm" svg:height="0.8cm" svg:x="16cm" svg:y="11.1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87cm" svg:y1="11.1cm" svg:x2="16.6cm" svg:y2="10.5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587cm" svg:y1="8.2cm" svg:x2="16.6cm" svg:y2="7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6cm" svg:y1="9.7cm" svg:x2="16.6cm" svg:y2="9cm">
          <text:p text:style-name="P2"><text:span text:style-name="T2">I2C</text:span></text:p>
          <text:p text:style-name="P2"><text:span text:style-name="T2"/></text:p>
        </draw:line>
        <draw:custom-shape draw:style-name="gr30" draw:text-style-name="P14" draw:layer="layout" svg:width="1.2cm" svg:height="1.2cm" svg:x="16cm" svg:y="5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9.7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8.2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6.8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75cm" svg:y1="6.8cm" svg:x2="16.588cm" svg:y2="6.2cm">
          <text:p text:style-name="P2"><text:span text:style-name="T2">I2C</text:span></text:p>
          <text:p text:style-name="P2"><text:span text:style-name="T2"/></text:p>
        </draw:line>
        <draw:line draw:style-name="gr28" draw:text-style-name="P4" draw:layer="layout" svg:x1="16.6cm" svg:y1="12.6cm" svg:x2="16.6cm" svg:y2="11.9cm">
          <text:p/>
        </draw:line>
        <draw:custom-shape draw:style-name="gr30" draw:text-style-name="P14" draw:layer="layout" svg:width="1.2cm" svg:height="1.2cm" svg:x="17.4cm" svg:y="5cm">
          <text:p text:style-name="P2"><text:span text:style-name="T4">U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206cm" svg:height="4.304cm" draw:transform="rotate (1.57620684747608) translate (11.107cm 15.8cm)">
          <text:p text:style-name="P2"><text:span text:style-name="T1">M1A</text:span></text:p>
          <text:p text:style-name="P2"><text:span text:style-name="T1">M1B</text:span></text:p>
          <text:p text:style-name="P2"><text:span text:style-name="T1">M2A</text:span></text:p>
          <text:p text:style-name="P2"><text:span text:style-name="T1">M2B</text:span></text:p>
          <text:p text:style-name="P2"><text:span text:style-name="T1"/></text:p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18.8cm" svg:y="5cm">
          <text:p text:style-name="P2"><text:span text:style-name="T4">IRQ [0..2]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21.3cm" svg:y="5cm">
          <text:p text:style-name="P2"><text:span text:style-name="T4">IO [0..5]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cm" svg:height="1.2cm" svg:x="23.8cm" svg:y="5cm">
          <text:p text:style-name="P2"><text:span text:style-name="T4">SERVO [1..6]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2.4cm" svg:y1="6.2cm" svg:x2="22.4cm" svg:y2="6.9cm">
          <text:p/>
        </draw:line>
        <draw:line draw:style-name="gr28" draw:text-style-name="P4" draw:layer="layout" svg:x1="20.6cm" svg:y1="6.9cm" svg:x2="22.4cm" svg:y2="6.9cm">
          <text:p/>
        </draw:line>
        <draw:line draw:style-name="gr28" draw:text-style-name="P4" draw:layer="layout" svg:x1="21.4cm" svg:y1="9.4cm" svg:x2="25.2cm" svg:y2="9.4cm">
          <text:p/>
        </draw:line>
        <draw:line draw:style-name="gr28" draw:text-style-name="P4" draw:layer="layout" svg:x1="25.2cm" svg:y1="6.2cm" svg:x2="25.2cm" svg:y2="9.4cm">
          <text:p/>
        </draw:line>
        <draw:line draw:style-name="gr34" draw:text-style-name="P4" draw:layer="layout" svg:x1="7.3cm" svg:y1="11cm" svg:x2="7.3cm" svg:y2="13.8cm">
          <text:p/>
        </draw:line>
        <draw:frame draw:style-name="gr35" draw:text-style-name="P4" draw:layer="layout" svg:width="2.539cm" svg:height="1.692cm" svg:x="21.6cm" svg:y="16cm">
          <draw:image xlink:href="Pictures/100000000000012C000000C8FD56CE0F050A54A8.jpg" xlink:type="simple" xlink:show="embed" xlink:actuate="onLoad">
            <text:p/>
          </draw:image>
        </draw:frame>
        <draw:frame draw:style-name="gr35" draw:text-style-name="P4" draw:layer="layout" svg:width="1.201cm" svg:height="1.201cm" svg:x="15.999cm" svg:y="3.8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17.4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19.3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1.8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4.5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7.9cm" svg:y="8.599cm">
          <draw:image xlink:href="Pictures/100000000000005700000057E486C1413A8DF50C.jpg" xlink:type="simple" xlink:show="embed" xlink:actuate="onLoad">
            <text:p/>
          </draw:image>
        </draw:frame>
        <draw:frame draw:style-name="gr36" draw:text-style-name="P15" draw:layer="layout" svg:width="7.9cm" svg:height="1.673cm" svg:x="4.2cm" svg:y="1.9cm">
          <draw:text-box>
            <text:p text:style-name="P2"><text:s/>ELECTRONICAL POWER_BOARD V2.00</text:p>
          </draw:text-box>
        </draw:frame>
        <draw:frame draw:style-name="gr35" draw:text-style-name="P4" draw:layer="layout" svg:width="1.962cm" svg:height="1.962cm" svg:x="13.4cm" svg:y="16cm">
          <draw:image xlink:href="Pictures/1000000000000050000000501359164F859D27E6.jpg" xlink:type="simple" xlink:show="embed" xlink:actuate="onLoad">
            <text:p/>
          </draw:image>
        </draw:frame>
        <draw:line draw:style-name="gr37" draw:text-style-name="P4" draw:layer="layout" svg:x1="9.7cm" svg:y1="15.2cm" svg:x2="11cm" svg:y2="15.2cm">
          <text:p/>
        </draw:line>
        <draw:custom-shape draw:style-name="gr38" draw:text-style-name="P16" draw:layer="layout" svg:width="16.4cm" svg:height="1.8cm" svg:x="11.1cm" svg:y="18cm">
          <text:p text:style-name="P2">Mechanical_Power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4" draw:layer="layout" svg:x1="13.2cm" svg:y1="15.8cm" svg:x2="13.2cm" svg:y2="18cm">
          <text:p/>
        </draw:line>
        <draw:line draw:style-name="gr40" draw:text-style-name="P4" draw:layer="layout" svg:x1="21.1cm" svg:y1="15.8cm" svg:x2="21.1cm" svg:y2="18cm">
          <text:p/>
        </draw:line>
        <draw:line draw:style-name="gr28" draw:text-style-name="P4" draw:layer="layout" svg:x1="16.6cm" svg:y1="14.6cm" svg:x2="16.6cm" svg:y2="13.5cm">
          <text:p/>
        </draw:line>
        <draw:line draw:style-name="gr19" draw:text-style-name="P4" draw:layer="layout" svg:x1="12cm" svg:y1="14.3cm" svg:x2="12cm" svg:y2="14.588cm">
          <text:p/>
        </draw:line>
        <draw:custom-shape draw:style-name="gr12" draw:text-style-name="P8" draw:layer="layout" svg:width="1.4cm" svg:height="2.5cm" svg:x="11.3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1.3cm" svg:height="1.3cm" svg:x="5.7cm" svg:y="3.5cm">
          <draw:image xlink:href="Pictures/100000000000005000000050FDBF5AEDC35C45F8.jpg" xlink:type="simple" xlink:show="embed" xlink:actuate="onLoad">
            <text:p/>
          </draw:image>
        </draw:frame>
        <draw:line draw:style-name="gr41" draw:text-style-name="P4" draw:layer="layout" svg:x1="4.5cm" svg:y1="5.5cm" svg:x2="5.1cm" svg:y2="5.5cm">
          <text:p/>
        </draw:line>
        <draw:custom-shape draw:style-name="gr5" draw:text-style-name="P5" draw:layer="layout" svg:width="1.9cm" svg:height="1.3cm" svg:x="2.9cm" svg:y="8.2cm">
          <text:p text:style-name="P2"><text:span text:style-name="T1">Régulation </text:span></text:p>
          <text:p text:style-name="P2"><text:span text:style-name="T1">+5VD/3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8.4cm">
          <text:p text:style-name="P2"><text:span text:style-name="T1">Led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2.5cm" svg:y1="9cm" svg:x2="2.9cm" svg:y2="9cm">
          <text:p/>
        </draw:line>
        <draw:line draw:style-name="gr43" draw:text-style-name="P7" draw:layer="layout" svg:x1="6.8cm" svg:y1="10.6cm" svg:x2="11.3cm" svg:y2="10.6cm">
          <text:p text:style-name="P2"><text:span text:style-name="T2"><text:s text:c="24"/></text:span><text:span text:style-name="T3">+12VA</text:span></text:p>
          <text:p text:style-name="P2"><text:span text:style-name="T2"><text:s text:c="3"/></text:span></text:p>
        </draw:line>
        <draw:line draw:style-name="gr44" draw:text-style-name="P4" draw:layer="layout" svg:x1="6.8cm" svg:y1="10.6cm" svg:x2="6.8cm" svg:y2="12.3cm">
          <text:p/>
        </draw:line>
        <draw:line draw:style-name="gr44" draw:text-style-name="P4" draw:layer="layout" svg:x1="4.8cm" svg:y1="12.3cm" svg:x2="6.8cm" svg:y2="12.3cm">
          <text:p/>
        </draw:line>
        <draw:frame draw:style-name="gr45" draw:text-style-name="P4" draw:layer="layout" svg:width="1.3cm" svg:height="1.3cm" svg:x="8.024cm" svg:y="3.6cm">
          <draw:image xlink:href="Pictures/10000000000003E8000003E8028F5A141AE0D078.png" xlink:type="simple" xlink:show="embed" xlink:actuate="onLoad">
            <text:p/>
          </draw:image>
        </draw:frame>
        <draw:line draw:style-name="gr41" draw:text-style-name="P4" draw:layer="layout" svg:x1="7.4cm" svg:y1="5.5cm" svg:x2="7.9cm" svg:y2="5.5cm">
          <text:p/>
        </draw:line>
        <draw:custom-shape draw:style-name="gr5" draw:text-style-name="P5" draw:layer="layout" svg:width="1.9cm" svg:height="1.3cm" svg:x="2.9cm" svg:y="10.4cm">
          <text:p text:style-name="P2"><text:span text:style-name="T1">Régulation </text:span></text:p>
          <text:p text:style-name="P2"><text:span text:style-name="T1">+5VA/3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4.825cm" svg:y1="11cm" svg:x2="7.325cm" svg:y2="11cm">
          <text:p/>
        </draw:line>
        <draw:line draw:style-name="gr46" draw:text-style-name="P4" draw:layer="layout" svg:x1="4.8cm" svg:y1="9.1cm" svg:x2="5.2cm" svg:y2="9.1cm">
          <text:p/>
        </draw:line>
        <draw:line draw:style-name="gr46" draw:text-style-name="P4" draw:layer="layout" svg:x1="5.2cm" svg:y1="9.1cm" svg:x2="5.2cm" svg:y2="9.5cm">
          <text:p/>
        </draw:line>
        <draw:line draw:style-name="gr47" draw:text-style-name="P7" draw:layer="layout" svg:x1="5.7cm" svg:y1="10cm" svg:x2="11.3cm" svg:y2="10cm">
          <text:p text:style-name="P2"><text:span text:style-name="T2"><text:s text:c="38"/></text:span><text:span text:style-name="T3">+5VA</text:span></text:p>
          <text:p text:style-name="P2"><text:span text:style-name="T2"/></text:p>
        </draw:line>
        <draw:line draw:style-name="gr48" draw:text-style-name="P4" draw:layer="layout" svg:x1="4.8cm" svg:y1="11.4cm" svg:x2="5.7cm" svg:y2="11.4cm">
          <text:p/>
        </draw:line>
        <draw:line draw:style-name="gr48" draw:text-style-name="P4" draw:layer="layout" svg:x1="5.7cm" svg:y1="10cm" svg:x2="5.7cm" svg:y2="11.4cm">
          <text:p/>
        </draw:line>
        <draw:line draw:style-name="gr10" draw:text-style-name="P4" draw:layer="layout" svg:x1="4.825cm" svg:y1="8.7cm" svg:x2="8.7cm" svg:y2="8.7cm">
          <text:p/>
        </draw:line>
        <draw:line draw:style-name="gr10" draw:text-style-name="P4" draw:layer="layout" svg:x1="4.825cm" svg:y1="7.2cm" svg:x2="8.7cm" svg:y2="7.2cm">
          <text:p/>
        </draw:line>
        <draw:frame draw:style-name="gr35" draw:text-style-name="P4" draw:layer="layout" svg:width="1.962cm" svg:height="1.962cm" svg:x="7.6cm" svg:y="16cm">
          <draw:image xlink:href="Pictures/1000000000000050000000501359164F859D27E6.jpg" xlink:type="simple" xlink:show="embed" xlink:actuate="onLoad">
            <text:p/>
          </draw:image>
        </draw:frame>
        <draw:frame draw:style-name="gr49" draw:text-style-name="P15" draw:layer="layout" svg:width="7.9cm" svg:height="2.384cm" svg:x="17.5cm" svg:y="1.901cm">
          <draw:text-box>
            <text:p text:style-name="P2"><text:s/>ELECTRONICAL CONNECTORS_BOARD V2.00</text:p>
          </draw:text-box>
        </draw:frame>
        <draw:custom-shape draw:style-name="gr50" draw:text-style-name="P17" draw:layer="layout" svg:width="2.3cm" svg:height="1.4cm" draw:transform="rotate (1.5709708597201) translate (15cm 14.3cm)">
          <text:p text:style-name="P2"><text:span text:style-name="T5">HE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7-10-11T20:07:42.861000000</dc:date>
    <meta:editing-duration>PT3H35M15S</meta:editing-duration>
    <meta:editing-cycles>22</meta:editing-cycles>
    <meta:generator>LibreOffice/5.2.7.2$Windows_x86 LibreOffice_project/2b7f1e640c46ceb28adf43ee075a6e8b8439ed10</meta:generator>
    <meta:print-date>2016-07-19T23:28:15.114000000</meta:print-date>
    <meta:document-statistic meta:object-count="107"/>
  </office:meta>
</office:document-meta>
</file>